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b80" officeooo:paragraph-rsid="001d3b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()]({})</text:p>
      <text:p text:style-name="P1"/>
      <text:p text:style-name="P1">stack =&gt; ( </text:p>
      <text:p text:style-name="P1"/>
      <text:p text:style-name="P1">.......................................................</text:p>
      <text:p text:style-name="P1">stack&lt;char&gt; st;</text:p>
      <text:p text:style-name="P1"/>
      <text:p text:style-name="P1">for(int i=0; i&lt;x.length(); i++)</text:p>
      <text:p text:style-name="P1">{</text:p>
      <text:p text:style-name="P1"><text:tab/>if(x[i]==’[’ or x[i]==’}’ or x[i]==’)’){</text:p>
      <text:p text:style-name="P1"><text:tab/><text:tab/>st.push(x[i]);</text:p>
      <text:p text:style-name="P1"><text:tab/>}</text:p>
      <text:p text:style-name="P1">}else{</text:p>
      <text:p text:style-name="P1"><text:tab/>if(x[i]==’)’){</text:p>
      <text:p text:style-name="P1"><text:tab/><text:tab/>if(st.top==’(’){</text:p>
      <text:p text:style-name="P1"><text:tab/><text:tab/><text:tab/>st.pop();</text:p>
      <text:p text:style-name="P1"><text:tab/><text:tab/>}else{</text:p>
      <text:p text:style-name="P1"><text:tab/><text:tab/><text:tab/>return false;</text:p>
      <text:p text:style-name="P1"><text:tab/><text:tab/>}</text:p>
      <text:p text:style-name="P1"><text:tab/>}</text:p>
      <text:p text:style-name="P1"><text:tab/>else if(x[i]==’}’){</text:p>
      <text:p text:style-name="P1"><text:tab/><text:tab/>if(x[i]==’{’){</text:p>
      <text:p text:style-name="P1"><text:tab/><text:tab/><text:tab/>st.pop();</text:p>
      <text:p text:style-name="P1"><text:tab/><text:tab/>}else{</text:p>
      <text:p text:style-name="P1"><text:tab/><text:tab/><text:tab/>return false;</text:p>
      <text:p text:style-name="P1"><text:tab/><text:tab/>}</text:p>
      <text:p text:style-name="P1"><text:tab/>}else if(x[i]==’]’){</text:p>
      <text:p text:style-name="P1"><text:tab/><text:tab/>if(st.top()==’[’){</text:p>
      <text:p text:style-name="P1"><text:tab/><text:tab/><text:tab/>st.pop();</text:p>
      <text:p text:style-name="P1"><text:tab/><text:tab/>}else{</text:p>
      <text:p text:style-name="P1"><text:tab/><text:tab/><text:tab/>return false;</text:p>
      <text:p text:style-name="P1"><text:tab/><text:tab/>}</text:p>
      <text:p text:style-name="P1"><text:tab/>}</text:p>
      <text:p text:style-name="P1">}</text:p>
      <text:p text:style-name="P1"/>
      <text:p text:style-name="P1">return st.empty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06:33:28.327951222</meta:creation-date>
    <dc:date>2022-07-15T11:30:45.864469514</dc:date>
    <meta:editing-duration>PT4H44M37S</meta:editing-duration>
    <meta:editing-cycles>1</meta:editing-cycles>
    <meta:document-statistic meta:table-count="0" meta:image-count="0" meta:object-count="0" meta:page-count="1" meta:paragraph-count="32" meta:word-count="48" meta:character-count="436" meta:non-whitespace-character-count="374"/>
    <meta:generator>LibreOffice/7.3.3.2$Linux_X86_64 LibreOffice_project/30$Build-2</meta:generator>
  </office:meta>
</office:document-meta>
</file>